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7b64" officeooo:paragraph-rsid="000c7b64"/>
    </style:style>
    <style:style style:name="P2" style:family="paragraph" style:parent-style-name="Standard">
      <style:text-properties officeooo:rsid="000d61b4" officeooo:paragraph-rsid="000d61b4"/>
    </style:style>
    <style:style style:name="P3" style:family="paragraph" style:parent-style-name="Standard">
      <style:text-properties officeooo:rsid="000dc467" officeooo:paragraph-rsid="000dc467"/>
    </style:style>
    <style:style style:name="P4" style:family="paragraph" style:parent-style-name="Standard">
      <style:text-properties officeooo:rsid="000e638b" officeooo:paragraph-rsid="000e638b"/>
    </style:style>
    <style:style style:name="P5" style:family="paragraph" style:parent-style-name="Standard">
      <style:text-properties officeooo:rsid="000f7015" officeooo:paragraph-rsid="000f7015"/>
    </style:style>
    <style:style style:name="P6" style:family="paragraph" style:parent-style-name="Standard">
      <style:text-properties officeooo:rsid="000f7e67" officeooo:paragraph-rsid="000f7e67"/>
    </style:style>
    <style:style style:name="P7" style:family="paragraph" style:parent-style-name="Standard">
      <style:text-properties officeooo:rsid="001102e0" officeooo:paragraph-rsid="001102e0"/>
    </style:style>
    <style:style style:name="P8" style:family="paragraph" style:parent-style-name="Standard">
      <style:text-properties officeooo:rsid="0011de20" officeooo:paragraph-rsid="0011de20"/>
    </style:style>
    <style:style style:name="P9" style:family="paragraph" style:parent-style-name="Standard">
      <style:text-properties officeooo:rsid="001286d5" officeooo:paragraph-rsid="001286d5"/>
    </style:style>
    <style:style style:name="P10" style:family="paragraph" style:parent-style-name="Standard">
      <style:text-properties officeooo:rsid="000c7b64" officeooo:paragraph-rsid="000c7b64"/>
    </style:style>
    <style:style style:name="P11" style:family="paragraph" style:parent-style-name="Standard">
      <style:text-properties fo:font-weight="bold" officeooo:rsid="00146e13" officeooo:paragraph-rsid="00146e13" style:font-weight-asian="bold" style:font-weight-complex="bold"/>
    </style:style>
    <style:style style:name="P12" style:family="paragraph" style:parent-style-name="Standard">
      <style:text-properties fo:font-weight="bold" officeooo:rsid="000c7b64" officeooo:paragraph-rsid="000c7b64" style:font-weight-asian="bold" style:font-weight-complex="bold"/>
    </style:style>
    <style:style style:name="P13" style:family="paragraph" style:parent-style-name="Standard">
      <style:text-properties fo:font-weight="bold" officeooo:rsid="000d61b4" officeooo:paragraph-rsid="000d61b4" style:font-weight-asian="bold" style:font-weight-complex="bold"/>
    </style:style>
    <style:style style:name="P14" style:family="paragraph" style:parent-style-name="Standard">
      <style:text-properties fo:font-weight="bold" officeooo:rsid="000dc467" officeooo:paragraph-rsid="000dc467" style:font-weight-asian="bold" style:font-weight-complex="bold"/>
    </style:style>
    <style:style style:name="P15" style:family="paragraph" style:parent-style-name="Standard">
      <style:text-properties fo:font-weight="bold" officeooo:rsid="000f7015" officeooo:paragraph-rsid="000f7015" style:font-weight-asian="bold" style:font-weight-complex="bold"/>
    </style:style>
    <style:style style:name="P16" style:family="paragraph" style:parent-style-name="Standard">
      <style:text-properties fo:font-weight="bold" officeooo:rsid="001102e0" officeooo:paragraph-rsid="001102e0" style:font-weight-asian="bold" style:font-weight-complex="bold"/>
    </style:style>
    <style:style style:name="P17" style:family="paragraph" style:parent-style-name="Standard">
      <style:text-properties officeooo:rsid="000d61b4" officeooo:paragraph-rsid="000d61b4"/>
    </style:style>
    <style:style style:name="P18" style:family="paragraph" style:parent-style-name="Standard">
      <style:text-properties officeooo:rsid="0011de20" officeooo:paragraph-rsid="0011de20"/>
    </style:style>
    <style:style style:name="T1" style:family="text">
      <style:text-properties officeooo:rsid="000d61b4"/>
    </style:style>
    <style:style style:name="T2" style:family="text">
      <style:text-properties officeooo:rsid="000dc467"/>
    </style:style>
    <style:style style:name="T3" style:family="text">
      <style:text-properties officeooo:rsid="000e638b"/>
    </style:style>
    <style:style style:name="T4" style:family="text">
      <style:text-properties officeooo:rsid="000f7015"/>
    </style:style>
    <style:style style:name="T5" style:family="text">
      <style:text-properties officeooo:rsid="000f7e67"/>
    </style:style>
    <style:style style:name="T6" style:family="text">
      <style:text-properties officeooo:rsid="0011de20"/>
    </style:style>
    <style:style style:name="T7" style:family="text">
      <style:text-properties officeooo:rsid="001286d5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INUX BASIC COMMANDS</text:p>
      <text:p text:style-name="P1"/>
      <text:p text:style-name="P1"><text:span text:style-name="T8">1.</text:span> pwd command</text:p>
      <text:p text:style-name="P1">इस command से हमे current directory का पता लगता है </text:p>
      <text:p text:style-name="P1">-pwd</text:p>
      <text:p text:style-name="P1"/>
      <text:p text:style-name="P1"><text:span text:style-name="T8">2. </text:span>cal command</text:p>
      <text:p text:style-name="P1">इस command से हमे current month <text:s/>का calender show <text:s/>होता <text:s/>है </text:p>
      <text:p text:style-name="P1">-cal</text:p>
      <text:p text:style-name="P1"/>
      <text:p text:style-name="P1"><text:span text:style-name="T8">3</text:span>. echo command</text:p>
      <text:p text:style-name="P1">इस command से हम अपने <text:s/>text <text:s/>को show <text:s/>करते <text:s text:c="2"/>है </text:p>
      <text:p text:style-name="P1">-echo (your text)</text:p>
      <text:p text:style-name="P1"/>
      <text:p text:style-name="P1"><text:span text:style-name="T8">4.</text:span> Date command</text:p>
      <text:p text:style-name="P1">इस command से हम अपने <text:s/>current <text:s/>date and time <text:s text:c="2"/>को show <text:s/>करते <text:s text:c="2"/>है </text:p>
      <text:p text:style-name="P1">-date</text:p>
      <text:p text:style-name="P1"/>
      <text:p text:style-name="P1"><text:span text:style-name="T8">5. </text:span>tty command</text:p>
      <text:p text:style-name="P1">इस command से हम अपने <text:s/>current terminal <text:s/>पर ले जाता है </text:p>
      <text:p text:style-name="P1">-tty</text:p>
      <text:p text:style-name="P1"/>
      <text:p text:style-name="P1"><text:span text:style-name="T8">6.</text:span> whoami</text:p>
      <text:p text:style-name="P1">इस command से हम user पता कर सकते है <text:s/></text:p>
      <text:p text:style-name="P1"/>
      <text:p text:style-name="P1">-whoami</text:p>
      <text:p text:style-name="P1"><text:span text:style-name="T8">7. </text:span>id command</text:p>
      <text:p text:style-name="P1">it will print details and group (UID and GID)</text:p>
      <text:p text:style-name="P1">-id</text:p>
      <text:p text:style-name="P1"/>
      <text:p text:style-name="P1"><text:span text:style-name="T8">8. </text:span>clear command</text:p>
      <text:p text:style-name="P1">इस command से हम terminal <text:s/>की screen <text:s/>को clear <text:s/>कर सकते है <text:s/></text:p>
      <text:p text:style-name="P1">-clear</text:p>
      <text:p text:style-name="P1"/>
      <text:p text:style-name="P12">HELP COMMANDS</text:p>
      <text:p text:style-name="P12"/>
      <text:p text:style-name="P1"><text:span text:style-name="T8">9. </text:span>help option</text:p>
      <text:p text:style-name="P1">-<text:span text:style-name="T1">date help</text:span></text:p>
      <text:p text:style-name="P2"/>
      <text:p text:style-name="P2"><text:span text:style-name="T8">10. </text:span>whatis command</text:p>
      <text:p text:style-name="P2">इस command <text:s/>से किसी भी particular <text:s/>command <text:s/>की information <text:s/>मिल जाती है </text:p>
      <text:p text:style-name="P2">-whatis (date)</text:p>
      <text:p text:style-name="P2"/>
      <text:p text:style-name="P2"><text:span text:style-name="T8">11.</text:span> manual page</text:p>
      <text:p text:style-name="P2"/>
      <text:p text:style-name="P2"><text:span text:style-name="T8">12.</text:span> info pages</text:p>
      <text:p text:style-name="P2">इस command <text:s/>से किसी भी pages <text:s/>की info <text:s/>नीकाल सकते है </text:p>
      <text:p text:style-name="P2">-info(source)</text:p>
      <text:p text:style-name="P2"/>
      <text:p text:style-name="P13">LINUX FILESYSTEM COMMAND</text:p>
      <text:p text:style-name="P2"/>
      <text:p text:style-name="P2"><text:soft-page-break/><text:span text:style-name="T8">13. </text:span>changing directories command</text:p>
      <text:p text:style-name="P2">इस command से <text:s/>directory <text:s/>change कर सकते है </text:p>
      <text:p text:style-name="P2">-cd</text:p>
      <text:p text:style-name="P2"/>
      <text:p text:style-name="P2"><text:span text:style-name="T8">14.</text:span> listing file and directories command</text:p>
      <text:p text:style-name="P2">इस command से हम file <text:s/>की listing कर सकते है </text:p>
      <text:p text:style-name="P2">-ls</text:p>
      <text:p text:style-name="P2"/>
      <text:p text:style-name="P13">CREATING FILE DIRECTORIES</text:p>
      <text:p text:style-name="P2"/>
      <text:p text:style-name="P2">15. mkdir command</text:p>
      <text:p text:style-name="P2">इस command से हम new directorie बना <text:s/>सकते है </text:p>
      <text:p text:style-name="P2">-<text:span text:style-name="T2">mkdirc(list)</text:span></text:p>
      <text:p text:style-name="P13"/>
      <text:p text:style-name="P3"><text:span text:style-name="T8">16. </text:span>touch command</text:p>
      <text:p text:style-name="P3">इस command से empty <text:s/>file <text:s/>create <text:s/>कर <text:s text:c="2"/>सकते है </text:p>
      <text:p text:style-name="P3">-touch (file_name)</text:p>
      <text:p text:style-name="P3"/>
      <text:p text:style-name="P14">COPY, MOVE, AND REMOVE COMMANDS</text:p>
      <text:p text:style-name="P3"/>
      <text:p text:style-name="P3"><text:span text:style-name="T8">17. </text:span>copy <text:span text:style-name="T3">command</text:span></text:p>
      <text:p text:style-name="P3">इस command से किसी sentence or file <text:s/>को copy कर सकते है <text:s text:c="2"/></text:p>
      <text:p text:style-name="P4">-cp(filename)destination</text:p>
      <text:p text:style-name="P4">for multiple use *</text:p>
      <text:p text:style-name="P4"/>
      <text:p text:style-name="P4"><text:span text:style-name="T8">18. </text:span>move command</text:p>
      <text:p text:style-name="P4">इस command से हम अपनी file <text:s/>को move <text:s/>कर सकते है <text:s text:c="2"/></text:p>
      <text:p text:style-name="P4">-mv(filename) destination(file/foldername)</text:p>
      <text:p text:style-name="P4"/>
      <text:p text:style-name="P4"><text:span text:style-name="T8">19. </text:span>to remove or delete</text:p>
      <text:p text:style-name="P4">इस command से हम अपनी empy <text:s/>directories <text:s/>को delete <text:s/>कर सकते है </text:p>
      <text:p text:style-name="P4">-<text:span text:style-name="T4">rmdir</text:span></text:p>
      <text:p text:style-name="P4"/>
      <text:p text:style-name="P15">OTHER FILE COMMAND</text:p>
      <text:p text:style-name="P5"/>
      <text:p text:style-name="P5"><text:span text:style-name="T8">20.</text:span>stat <text:s/>command</text:p>
      <text:p text:style-name="P5">इस command से हम file <text:s/>का status and information check <text:s/>कर सकते है </text:p>
      <text:p text:style-name="P5">-stat (filename)</text:p>
      <text:p text:style-name="P5"/>
      <text:p text:style-name="P5"><text:span text:style-name="T8">21. </text:span>file command</text:p>
      <text:p text:style-name="P5">इस command से हम file <text:s/>का type <text:s/>check <text:s/>कर सकते है </text:p>
      <text:p text:style-name="P5">-file(filename)</text:p>
      <text:p text:style-name="P5"/>
      <text:p text:style-name="P5"><text:span text:style-name="T8">22.</text:span> cat command</text:p>
      <text:p text:style-name="P5">इस command से हम file <text:s/>का content <text:s/>देख सकते है <text:s/></text:p>
      <text:p text:style-name="P5">-cat(filename)</text:p>
      <text:p text:style-name="P5"/>
      <text:p text:style-name="P5"><text:span text:style-name="T8">23. </text:span>pagers</text:p>
      <text:p text:style-name="P5"/>
      <text:p text:style-name="P5"/>
      <text:p text:style-name="P5"/>
      <text:p text:style-name="P5"><text:soft-page-break/><text:span text:style-name="T8">24. </text:span>head command</text:p>
      <text:p text:style-name="P5">इस command से किसी फाइल की first <text:s/>10 line print <text:s/>कर सकते है </text:p>
      <text:p text:style-name="P5">-head (filename)</text:p>
      <text:p text:style-name="P5"/>
      <text:p text:style-name="P5"><text:span text:style-name="T8">25. </text:span>tail command</text:p>
      <text:p text:style-name="P5">इस command से किसी फाइल की last 10 line print <text:s/>कर सकते है </text:p>
      <text:p text:style-name="P5">-tail(filename)</text:p>
      <text:p text:style-name="P5"/>
      <text:p text:style-name="P5"><text:span text:style-name="T8">26. </text:span>wc command</text:p>
      <text:p text:style-name="P5">इस command से file में line, word <text:s/>and <text:s/>letters <text:s/>count <text:s/>करते है </text:p>
      <text:p text:style-name="P5">-<text:span text:style-name="T5">wc(filename)</text:span></text:p>
      <text:p text:style-name="P5"/>
      <text:p text:style-name="P6"><text:span text:style-name="T8">27. </text:span>grep command</text:p>
      <text:p text:style-name="P6">इस command से file का pattern <text:s/>पता करते है (word , sentences )</text:p>
      <text:p text:style-name="P7">-grep(word)filename</text:p>
      <text:p text:style-name="P7"/>
      <text:p text:style-name="P7"><text:span text:style-name="T8">28.</text:span> ln command</text:p>
      <text:p text:style-name="P7">इस command से link <text:s/>create <text:s/>करते है </text:p>
      <text:p text:style-name="P7">-ln</text:p>
      <text:p text:style-name="P7"/>
      <text:p text:style-name="P16">TEXT EDITORS</text:p>
      <text:p text:style-name="P7"/>
      <text:p text:style-name="P7"><text:span text:style-name="T8">29.</text:span> pico &amp; nano</text:p>
      <text:p text:style-name="P7"/>
      <text:p text:style-name="P7"/>
      <text:p text:style-name="P7"><text:span text:style-name="T8">30.</text:span> vi editor</text:p>
      <text:p text:style-name="P7">इस command से new <text:s/>text <text:s/>file <text:s/>create <text:s/>करते है </text:p>
      <text:p text:style-name="P7">-vi hello.txt</text:p>
      <text:p text:style-name="P7"/>
      <text:p text:style-name="P16">USEFUL COMMANDS </text:p>
      <text:p text:style-name="P7"/>
      <text:p text:style-name="P7"><text:span text:style-name="T8">31.</text:span> alias commands</text:p>
      <text:p text:style-name="P7">alias <text:s/>command किसी command <text:s/>के name <text:s/>को short <text:s/>करने के लिए use <text:s/>किया जाता है </text:p>
      <text:p text:style-name="P7">- alias c =”clear”</text:p>
      <text:p text:style-name="P7">- c</text:p>
      <text:p text:style-name="P7"/>
      <text:p text:style-name="P7"><text:span text:style-name="T8">32. </text:span>w command</text:p>
      <text:p text:style-name="P7">w <text:s/>command <text:s/>से check <text:s/>कर सकते है system <text:s/>किस id <text:s/>से logged in <text:s/>है and किस command <text:s/>को execut <text:s/>किया था </text:p>
      <text:p text:style-name="P7">-<text:span text:style-name="T6">w</text:span></text:p>
      <text:p text:style-name="P7"/>
      <text:p text:style-name="P8"><text:span text:style-name="T8">33.</text:span> last command</text:p>
      <text:p text:style-name="P8">display <text:s/>information किस user <text:s/>ने last <text:s/>time <text:s/>login and <text:s/>logout किया था </text:p>
      <text:p text:style-name="P8">-last</text:p>
      <text:p text:style-name="P8">&amp;</text:p>
      <text:p text:style-name="P8">similar command <text:s/>'lastab ' इस कमांड से last <text:s/>unsuccesful login <text:s/>का पता लगता है </text:p>
      <text:p text:style-name="P8">-lastb</text:p>
      <text:p text:style-name="P8"/>
      <text:p text:style-name="P8"><text:span text:style-name="T8">34.</text:span> du commands</text:p>
      <text:p text:style-name="P8">du <text:s/>command <text:s/>show <text:s/>करते है file <text:s/>कितनी disk <text:s/>use <text:s/>की है </text:p>
      <text:p text:style-name="P8"><text:soft-page-break/>-du</text:p>
      <text:p text:style-name="P8"/>
      <text:p text:style-name="P8"><text:span text:style-name="T8">35. </text:span>df commands</text:p>
      <text:p text:style-name="P8">du <text:s/>commands <text:s/>reports <text:s/>file <text:s/>system <text:s/>usages <text:s/></text:p>
      <text:p text:style-name="P8">-df</text:p>
      <text:p text:style-name="P8"/>
      <text:p text:style-name="P8"><text:span text:style-name="T8">36. </text:span>fdisk commands</text:p>
      <text:p text:style-name="P8">fdisk <text:s/>एक tool <text:s/>है एक से हम partition कर सकते है and <text:s/>partition <text:s/>remove <text:s/>भी कर सकते है </text:p>
      <text:p text:style-name="P8">-fdisk</text:p>
      <text:p text:style-name="P8"/>
      <text:p text:style-name="P8"><text:span text:style-name="T8">37.</text:span> netstat command</text:p>
      <text:p text:style-name="P8">एक command <text:s/>से current <text:s/>network <text:s/>connections ,routing table इनफार्मेशन check <text:s/>कर सकते है </text:p>
      <text:p text:style-name="P8">-<text:span text:style-name="T7">netstat</text:span></text:p>
      <text:p text:style-name="P8"/>
      <text:p text:style-name="P9"><text:span text:style-name="T8">38. </text:span>history command</text:p>
      <text:p text:style-name="P9">इस command <text:s/>से terminal <text:s/>की history <text:s/>पता चलती है </text:p>
      <text:p text:style-name="P9">- history</text:p>
      <text:p text:style-name="P9"/>
      <text:p text:style-name="P9"><text:span text:style-name="T8">39.</text:span> passwd command</text:p>
      <text:p text:style-name="P9">इस command <text:s/>से हम passwd <text:s/>change <text:s/>कर सकते है </text:p>
      <text:p text:style-name="P9">-passwd</text:p>
      <text:p text:style-name="P9"/>
      <text:p text:style-name="P9"><text:span text:style-name="T8">40. </text:span>shutdown command</text:p>
      <text:p text:style-name="P9">इस command से computer <text:s/>को shutdown कर सकते है <text:s/></text:p>
      <text:p text:style-name="P9">-hn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6:32:40.868799686</meta:creation-date>
    <meta:generator>LibreOffice/6.0.7.3$Linux_X86_64 LibreOffice_project/00m0$Build-3</meta:generator>
    <dc:date>2019-09-25T19:33:33.359159057</dc:date>
    <meta:editing-duration>PT25M35S</meta:editing-duration>
    <meta:editing-cycles>5</meta:editing-cycles>
    <meta:document-statistic meta:table-count="0" meta:image-count="0" meta:object-count="0" meta:page-count="4" meta:paragraph-count="126" meta:word-count="622" meta:character-count="3186" meta:non-whitespace-character-count="2533"/>
  </office:meta>
</office:document-meta>
</file>